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6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842cm"/>
    </style:style>
    <style:style style:name="co1" style:family="table-column">
      <style:table-column-properties style:column-width="7.287cm" style:use-optimal-column-width="false"/>
    </style:style>
    <style:style style:name="co2" style:family="table-column">
      <style:table-column-properties style:column-width="6.222cm" style:use-optimal-column-width="false"/>
    </style:style>
    <style:style style:name="co3" style:family="table-column">
      <style:table-column-properties style:column-width="5.915cm" style:use-optimal-column-width="false"/>
    </style:style>
    <style:style style:name="co4" style:family="table-column">
      <style:table-column-properties style:column-width="4.662cm" style:use-optimal-column-width="false"/>
    </style:style>
    <style:style style:name="co5" style:family="table-column">
      <style:table-column-properties style:column-width="1.468cm" style:use-optimal-column-width="false"/>
    </style:style>
    <style:style style:name="co6" style:family="table-column">
      <style:table-column-properties style:column-width="6.62cm" style:use-optimal-column-width="false"/>
    </style:style>
    <style:style style:name="co7" style:family="table-column">
      <style:table-column-properties style:column-width="7.621cm" style:use-optimal-column-width="false"/>
    </style:style>
    <style:style style:name="co8" style:family="table-column">
      <style:table-column-properties style:column-width="7.618cm" style:use-optimal-column-width="false"/>
    </style:style>
    <style:style style:name="co9" style:family="table-column">
      <style:table-column-properties style:column-width="13.605cm" style:use-optimal-column-width="false"/>
    </style:style>
    <style:style style:name="co10" style:family="table-column">
      <style:table-column-properties style:column-width="3.829cm" style:use-optimal-column-width="false"/>
    </style:style>
    <style:style style:name="co11" style:family="table-column">
      <style:table-column-properties style:column-width="3.699cm" style:use-optimal-column-width="false"/>
    </style:style>
    <style:style style:name="co12" style:family="table-column">
      <style:table-column-properties style:column-width="13.946cm" style:use-optimal-column-width="false"/>
    </style:style>
    <style:style style:name="co13" style:family="table-column">
      <style:table-column-properties style:column-width="3.925cm" style:use-optimal-column-width="false"/>
    </style:style>
    <style:style style:name="co14" style:family="table-column">
      <style:table-column-properties style:column-width="3.792cm" style:use-optimal-column-width="false"/>
    </style:style>
    <style:style style:name="ro1" style:family="table-row">
      <style:table-row-properties style:row-height="2.47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45cm"/>
    </style:style>
    <style:style style:name="ro4" style:family="table-row">
      <style:table-row-properties style:row-height="1.113cm"/>
    </style:style>
    <style:style style:name="ro5" style:family="table-row">
      <style:table-row-properties style:row-height="1.927cm"/>
    </style:style>
    <style:style style:name="ce1" style:family="table-cell">
      <style:graphic-properties draw:fill-color="#ffffff" draw:fill-image-width="0cm" draw:fill-image-height="0cm" style:repeat="repeat" draw:textarea-vertical-align="middle"/>
      <style:paragraph-properties fo:text-align="center" fo:border="0.03pt solid #000000"/>
      <style:text-properties fo:font-size="24pt" style:font-size-asian="24pt" style:font-size-complex="24pt"/>
    </style:style>
    <style:style style:name="ce2" style:family="table-cell">
      <style:graphic-properties draw:fill-color="#ffffff" draw:fill-image-width="0cm" draw:fill-image-height="0cm" style:repeat="repeat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24pt" style:font-size-asian="24pt" style:font-size-complex="24pt"/>
    </style:style>
    <style:style style:name="ce3" style:family="table-cell">
      <style:graphic-properties draw:fill="solid" draw:fill-color="#ffffff" draw:fill-image-width="0cm" draw:fill-image-height="0cm" style:repeat="repeat"/>
      <style:paragraph-properties fo:text-align="end" fo:border="none"/>
    </style:style>
    <style:style style:name="ce4" style:family="table-cell">
      <style:graphic-properties draw:fill="none" draw:fill-color="#ffffff" draw:fill-image-width="0cm" draw:fill-image-height="0cm" style:repeat="repeat"/>
      <style:paragraph-properties fo:text-align="center" fo:border="0.03pt solid #000000"/>
    </style:style>
    <style:style style:name="ce5" style:family="table-cell">
      <style:graphic-properties draw:fill="solid" draw:fill-color="#ffffff" draw:fill-image-width="0cm" draw:fill-image-height="0cm" style:repeat="repeat"/>
      <style:paragraph-properties fo:border-left="none" fo:border-right="none" fo:border-top="0.03pt solid #ffffff" fo:border-bottom="0.03pt solid #ffffff"/>
    </style:style>
    <style:style style:name="ce6" style:family="table-cell">
      <style:graphic-properties draw:fill="solid" draw:fill-color="#ffffff" draw:fill-image-width="0cm" draw:fill-image-height="0cm" style:repeat="repeat"/>
      <style:paragraph-properties fo:text-align="end" fo:border-left="none" fo:border-right="none" fo:border-top="none" fo:border-bottom="0.03pt solid #ffffff"/>
    </style:style>
    <style:style style:name="ce7" style:family="table-cell">
      <style:graphic-properties draw:fill="none" draw:fill-color="#ffffff" draw:fill-image-width="0cm" draw:fill-image-height="0cm" style:repeat="repeat"/>
      <style:paragraph-properties fo:text-align="center" fo:border-left="0.03pt solid #000000" fo:border-right="none" fo:border-top="0.03pt solid #000000" fo:border-bottom="0.03pt solid #000000"/>
    </style:style>
    <style:style style:name="ce8" style:family="table-cell">
      <style:graphic-properties draw:fill="none" style:repeat="repeat"/>
      <style:paragraph-properties fo:border="0.03pt solid #000000"/>
    </style:style>
    <style:style style:name="ce9" style:family="table-cell">
      <style:graphic-properties style:repeat="repeat"/>
      <style:paragraph-properties fo:border-left="0.03pt solid #ffffff" fo:border-right="0.03pt solid #000000" fo:border-top="none" fo:border-bottom="0.03pt solid #ffffff"/>
    </style:style>
    <style:style style:name="ce10" style:family="table-cell">
      <style:graphic-properties style:repeat="repeat"/>
      <style:paragraph-properties fo:border-left="0.03pt solid #ffffff" fo:border-right="0.03pt solid #000000" fo:border-top="0.03pt solid #ffffff" fo:border-bottom="0.03pt solid #ffffff"/>
    </style:style>
    <style:style style:name="ce11" style:family="table-cell">
      <style:graphic-properties draw:fill="none" draw:fill-image-width="0cm" draw:fill-image-height="0cm" style:repeat="repeat"/>
      <style:paragraph-properties fo:text-align="center" fo:border="0.03pt solid #000000"/>
    </style:style>
    <style:style style:name="ce12" style:family="table-cell">
      <style:graphic-properties style:repeat="repeat"/>
      <style:text-properties fo:font-weight="bold" style:font-weight-asian="bold" style:font-weight-complex="bold"/>
    </style:style>
    <style:style style:name="ce13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6.908cm" presentation:class="title" presentation:user-transformed="true">
          <draw:text-box>
            <text:p>Docker vs Vagrant</text:p>
          </draw:text-box>
        </draw:frame>
        <draw:frame presentation:style-name="pr2" draw:layer="layout" svg:width="25.199cm" svg:height="5.663cm" svg:x="1.4cm" svg:y="11.43cm" presentation:class="subtitle" presentation:user-transformed="true">
          <draw:text-box>
            <text:p>By Zeke Wander</text:p>
            <text:p>meetup@ze6ke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Virtual Mach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A virtual machine is a software compute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Stack</text:p>
          </draw:text-box>
        </draw:frame>
        <draw:frame draw:style-name="standard" draw:layer="layout" svg:width="7.286cm" svg:height="9.903cm" svg:x="10.274cm" svg:y="6.818cm">
          <table:table table:template-name="default">
            <table:table-column table:style-name="co1"/>
            <table:table-row table:style-name="ro1">
              <table:table-cell table:style-name="ce1">
                <text:p text:style-name="P2"><text:span text:style-name="T1">Virtual Machine/Guest OS</text:span></text:p>
              </table:table-cell>
            </table:table-row>
            <table:table-row table:style-name="ro1">
              <table:table-cell table:style-name="ce2">
                <text:p text:style-name="P2"><text:span text:style-name="T1">Hypervisor</text:span></text:p>
              </table:table-cell>
            </table:table-row>
            <table:table-row table:style-name="ro1">
              <table:table-cell table:style-name="ce1">
                <text:p text:style-name="P2"><text:span text:style-name="T1">Host Operating System</text:span></text:p>
              </table:table-cell>
            </table:table-row>
            <table:table-row table:style-name="ro1">
              <table:table-cell table:style-name="ce1">
                <text:p text:style-name="P2"><text:span text:style-name="T1">BI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4.064cm" presentation:class="title" presentation:user-transformed="true">
          <draw:text-box>
            <text:p>How to Use a Virtual Machine</text:p>
          </draw:text-box>
        </draw:frame>
        <draw:frame presentation:style-name="pr4" draw:layer="layout" svg:width="25.199cm" svg:height="7.187cm" svg:x="1.4cm" svg:y="9.906cm" presentation:class="outline" presentation:user-transformed="true">
          <draw:text-box>
            <text:list text:style-name="L2">
              <text:list-item>
                <text:p>Setup host machine (real computer)</text:p>
              </text:list-item>
              <text:list-item>
                <text:p>Install hypervisor</text:p>
              </text:list-item>
              <text:list-item>
                <text:p>Create blank virtual machine</text:p>
              </text:list-item>
              <text:list-item>
                <text:p>Install OS and software on virtual mach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4.114cm" presentation:class="title" presentation:user-transformed="true">
          <draw:text-box>
            <text:p>Making it Better</text:p>
          </draw:text-box>
        </draw:frame>
        <draw:frame presentation:style-name="pr4" draw:layer="layout" svg:width="25.199cm" svg:height="7.441cm" svg:x="1.4cm" svg:y="9.652cm" presentation:class="outline" presentation:user-transformed="true">
          <draw:text-box>
            <text:list text:style-name="L2">
              <text:list-header>
                <text:p>Use a program (vagrant) to automate the management of VM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636cm" presentation:class="title" presentation:user-transformed="true">
          <draw:text-box>
            <text:p>Vagran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4.343cm" presentation:class="title" presentation:user-transformed="true">
          <draw:text-box>
            <text:p>Base Images (Box)</text:p>
          </draw:text-box>
        </draw:frame>
        <draw:frame presentation:style-name="pr4" draw:layer="layout" svg:width="25.199cm" svg:height="8.457cm" svg:x="1.4cm" svg:y="8.636cm" presentation:class="outline" presentation:user-transformed="true">
          <draw:text-box>
            <text:list text:style-name="L2">
              <text:list-header>
                <text:p>https://app.vagrantup.com/boxes/search </text:p>
                <text:p/>
                <text:p>You can also use locally stored images.</text:p>
                <text:p/>
                <text:p>Example: ubuntu/xenial64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sto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ly done the first time a VM is brought up.</text:p>
              </text:list-item>
              <text:list-item>
                <text:p>Uses instructions from config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newVM</text:p>
              </text:list-item>
              <text:list-item>
                <text:p>cd newVM</text:p>
              </text:list-item>
              <text:list-item>
                <text:p>vagrant init ubuntu/xenial64</text:p>
              </text:list-item>
              <text:list-item>
                <text:p>ls </text:p>
              </text:list-item>
              <text:list-item>
                <text:p>echo date &gt; provision_script.sh</text:p>
              </text:list-item>
              <text:list-item>
                <text:p>Edit Vagrantfile and add config.vm.provision :shell, path: "provision_script.sh" right above e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3.302cm" presentation:class="title" presentation:user-transformed="true">
          <draw:text-box>
            <text:p>Working with VMs</text:p>
          </draw:text-box>
        </draw:frame>
        <draw:frame presentation:style-name="pr4" draw:layer="layout" svg:width="25.199cm" svg:height="8.965cm" svg:x="1.4cm" svg:y="8.128cm" presentation:class="outline" presentation:user-transformed="true">
          <draw:text-box>
            <text:list text:style-name="L2">
              <text:list-item>
                <text:p>Launch—vagrant up</text:p>
              </text:list-item>
              <text:list-item>
                <text:p>Connect—vagrant ssh</text:p>
              </text:list-item>
              <text:list-item>
                <text:p>Shutdown—vagrant halt</text:p>
              </text:list-item>
              <text:list-item>
                <text:p>Destroy—vagrant destroy</text:p>
              </text:list-item>
              <text:list-item>
                <text:p>Help—vagran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3.606cm" presentation:class="title" presentation:user-transformed="true">
          <draw:text-box>
            <text:p>Usage Case 1</text:p>
          </draw:text-box>
        </draw:frame>
        <draw:frame presentation:style-name="pr4" draw:layer="layout" svg:width="25.199cm" svg:height="8.203cm" svg:x="1.4cm" svg:y="8.89cm" presentation:class="outline" presentation:user-transformed="true">
          <draw:text-box>
            <text:list text:style-name="L2">
              <text:list-item>
                <text:p>Create a VM and configure it the way that you want it.</text:p>
              </text:list-item>
              <text:list-item>
                <text:p>Turn that VM into a box that you can use to create clo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4.114cm" presentation:class="title" presentation:user-transformed="true">
          <draw:text-box>
            <text:p>Usage Case 2</text:p>
          </draw:text-box>
        </draw:frame>
        <draw:frame presentation:style-name="pr4" draw:layer="layout" svg:width="25.199cm" svg:height="7.695cm" svg:x="1.4cm" svg:y="9.398cm" presentation:class="outline" presentation:user-transformed="true">
          <draw:text-box>
            <text:list text:style-name="L2">
              <text:list-item>
                <text:p>Choose a standard image.</text:p>
              </text:list-item>
              <text:list-item>
                <text:p>Add customization commands to provision_script.sh to configure the machine the way you want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es on Vagra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n't the hypervisor and still needs one. <text:s/>The default is virtualbox and you can run the virtualbox gui and access the machines.</text:p>
              </text:list-item>
              <text:list-item>
                <text:p>If you want a second VM, create a second Vagrantfi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842cm" svg:x="1.4cm" svg:y="6.858cm" presentation:class="title" presentation:user-transformed="true">
          <draw:text-box>
            <text:p>Docker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olithic Kernel</text:p>
          </draw:text-box>
        </draw:frame>
        <draw:frame draw:style-name="standard" draw:layer="layout" svg:width="18.665cm" svg:height="2.915cm" svg:x="1.574cm" svg:y="7.65cm" presentation:class="table" presentation:user-transformed="true">
          <table:table table:template-name="default">
            <table:table-column table:style-name="co2"/>
            <table:table-column table:style-name="co2"/>
            <table:table-column table:style-name="co2"/>
            <table:table-row table:style-name="ro2">
              <table:table-cell table:style-name="ce3">
                <text:p text:style-name="P3">User Space</text:p>
              </table:table-cell>
              <table:table-cell table:style-name="ce4">
                <text:p text:style-name="P2">Applications</text:p>
              </table:table-cell>
              <table:table-cell table:style-name="ce5">
                <text:p>Low Risk</text:p>
              </table:table-cell>
            </table:table-row>
            <table:table-row table:style-name="ro2">
              <table:table-cell table:style-name="ce3">
                <text:p text:style-name="P3">Kernel</text:p>
              </table:table-cell>
              <table:table-cell table:style-name="ce4">
                <text:p text:style-name="P2">OS</text:p>
              </table:table-cell>
              <table:table-cell table:style-name="ce5"/>
            </table:table-row>
            <table:table-row table:style-name="ro2">
              <table:table-cell table:style-name="ce6">
                <text:p text:style-name="P3">BIOS</text:p>
              </table:table-cell>
              <table:table-cell table:style-name="ce4">
                <text:p text:style-name="P2">Hardware</text:p>
              </table:table-cell>
              <table:table-cell table:style-name="ce5">
                <text:p>High Risk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xml:id="id1" draw:id="id1" draw:layer="layout" svg:width="2.54cm" svg:height="3.556cm" svg:x="18.542cm" svg:y="7.3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kernel</text:p>
          </draw:text-box>
        </draw:frame>
        <draw:frame draw:style-name="standard" draw:layer="layout" svg:width="18.664cm" svg:height="2.915cm" svg:x="1.574cm" svg:y="7.65cm" presentation:class="table" presentation:user-transformed="true">
          <table:table table:template-name="default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>
              <table:table-cell table:style-name="ce3">
                <text:p text:style-name="P3">User Space</text:p>
              </table:table-cell>
              <table:table-cell table:style-name="ce7">
                <text:p text:style-name="P2">Applications</text:p>
              </table:table-cell>
              <table:table-cell table:style-name="ce8">
                <text:p>OS</text:p>
              </table:table-cell>
              <table:table-cell table:style-name="ce5">
                <text:p>Low Risk</text:p>
              </table:table-cell>
            </table:table-row>
            <table:table-row table:style-name="ro2">
              <table:table-cell table:style-name="ce3">
                <text:p text:style-name="P3">Kernel</text:p>
              </table:table-cell>
              <table:table-cell table:style-name="ce4" table:number-columns-spanned="2">
                <text:p text:style-name="P2">OS</text:p>
              </table:table-cell>
              <table:covered-table-cell table:style-name="ce9"/>
              <table:table-cell table:style-name="ce5"/>
            </table:table-row>
            <table:table-row table:style-name="ro2">
              <table:table-cell table:style-name="ce6">
                <text:p text:style-name="P3">BIOS</text:p>
              </table:table-cell>
              <table:table-cell table:style-name="ce4" table:number-columns-spanned="2">
                <text:p text:style-name="P2">Hardware</text:p>
              </table:table-cell>
              <table:covered-table-cell table:style-name="ce10"/>
              <table:table-cell table:style-name="ce5">
                <text:p>High Risk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s</text:p>
          </draw:text-box>
        </draw:frame>
        <draw:frame draw:style-name="standard" draw:layer="layout" svg:width="15.238cm" svg:height="2.915cm" svg:x="6.35cm" svg:y="4.9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 table:default-cell-style-name="ce11">
              <table:table-cell>
                <text:p text:style-name="P2">User Space 1</text:p>
              </table:table-cell>
              <table:table-cell>
                <text:p text:style-name="P2">User Space 2</text:p>
              </table:table-cell>
            </table:table-row>
            <table:table-row table:style-name="ro3" table:default-cell-style-name="ce11">
              <table:table-cell table:number-columns-spanned="2">
                <text:p text:style-name="P2">Kernel</text:p>
              </table:table-cell>
              <table:covered-table-cell/>
            </table:table-row>
            <table:table-row table:style-name="ro3" table:default-cell-style-name="ce11">
              <table:table-cell table:number-columns-spanned="2">
                <text:p text:style-name="P2">BIOS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System Example</text:p>
          </draw:text-box>
        </draw:frame>
        <draw:frame presentation:style-name="pr4" draw:layer="layout" svg:width="10.538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Base FS</text:span></text:p>
                <text:p>/</text:p>
                <text:p>/secret</text:p>
                <text:p>/public</text:p>
                <text:p>/public/images</text:p>
              </text:list-header>
            </text:list>
          </draw:text-box>
        </draw:frame>
        <draw:frame presentation:style-name="pr4" draw:layer="layout" svg:width="10.538cm" svg:height="11.938cm" svg:x="15.494cm" svg:y="5.08cm" presentation:class="outline" presentation:user-transformed="true">
          <draw:text-box>
            <text:list text:style-name="L2">
              <text:list-header>
                <text:p><text:span text:style-name="T2">Container FS</text:span></text:p>
                <text:p/>
                <text:p/>
                <text:p>/</text:p>
                <text:p>/images</text:p>
              </text:list-header>
            </text:list>
          </draw:text-box>
        </draw:frame>
        <draw:custom-shape draw:style-name="gr2" draw:text-style-name="P2" draw:layer="layout" svg:width="9.652cm" svg:height="1.524cm" svg:x="6.35cm" svg:y="10.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6.096cm" svg:height="1.524cm" svg:x="10.16cm" svg:y="11.93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ing it Bet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Use a program (docker) to automate the management of container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Im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s://hub.docker.com/ </text:p>
                <text:p/>
                <text:p>You can also use local images.</text:p>
                <text:p/>
                <text:p>Example: ubuntu</text:p>
              </text:list-header>
            </text:list>
          </draw:text-box>
        </draw:frame>
        <draw:frame draw:style-name="gr3" draw:text-style-name="P4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sto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mages are cheap, make a new one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Us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rnel doesn't look at username, just UID.</text:p>
              </text:list-item>
              <text:list-item>
                <text:p>UIDs are integers.</text:p>
              </text:list-item>
              <text:list-item>
                <text:p>UIDs are looked up in /etc/passwd when possible.</text:p>
              </text:list-item>
              <text:list-item>
                <text:p>If two containers can access a file, the username doesn't matter, only the UI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ID 0 is the most powerful us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ing with Contain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unch—docker run</text:p>
              </text:list-item>
              <text:list-item>
                <text:p>Launch interactive session—docker run -i</text:p>
              </text:list-item>
              <text:list-item>
                <text:p>Destroy container on exit—docker run --rm </text:p>
              </text:list-item>
              <text:list-item>
                <text:p>List containers—docker ps -a</text:p>
              </text:list-item>
              <text:list-item>
                <text:p>Destroy a container—docker rm</text:p>
              </text:list-item>
              <text:list-item>
                <text:p>Help—docker</text:p>
              </text:list-item>
              <text:list-item>
                <text:p>Help on a subcommand—docker run --he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es on 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ontainer stops when its main process finishes.</text:p>
              </text:list-item>
              <text:list-item>
                <text:p>Stopped containers aren't automatically destroyed.</text:p>
              </text:list-item>
              <text:list-item>
                <text:p>Containers are potentially very small.</text:p>
              </text:list-item>
              <text:list-item>
                <text:p>The FS tracks the delta between layers.</text:p>
              </text:list-item>
              <text:list-item>
                <text:p>You can create a image from a container.</text:p>
              </text:list-item>
              <text:list-item>
                <text:p>Each Dockerfile instruction creates a new layer in the F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de By Side Part 1</text:p>
          </draw:text-box>
        </draw:frame>
        <draw:frame draw:style-name="standard" draw:layer="layout" svg:width="21.132cm" svg:height="9.717cm" svg:x="1.4cm" svg:y="4.914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4" table:default-cell-style-name="ce12">
              <table:table-cell>
                <text:p><text:span text:style-name="T2">Feature</text:span></text:p>
              </table:table-cell>
              <table:table-cell>
                <text:p><text:span text:style-name="T2">Docker</text:span></text:p>
              </table:table-cell>
              <table:table-cell>
                <text:p><text:span text:style-name="T2">Vagrant</text:span></text:p>
              </table:table-cell>
            </table:table-row>
            <table:table-row table:style-name="ro4" table:default-cell-style-name="ce13">
              <table:table-cell>
                <text:p>Create paths hidden in host O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5" table:default-cell-style-name="ce13">
              <table:table-cell>
                <text:p>Share files with host OS</text:p>
                <text:p/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4" table:default-cell-style-name="ce13">
              <table:table-cell>
                <text:p>Control network exposure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4" table:default-cell-style-name="ce13">
              <table:table-cell>
                <text:p>Create virtual private network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4" table:default-cell-style-name="ce13">
              <table:table-cell>
                <text:p>Limit resourc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4" table:default-cell-style-name="ce13">
              <table:table-cell>
                <text:p>Resource allocation</text:p>
              </table:table-cell>
              <table:table-cell>
                <text:p>on demand</text:p>
              </table:table-cell>
              <table:table-cell>
                <text:p>on boot</text:p>
              </table:table-cell>
            </table:table-row>
            <table:table-row table:style-name="ro4" table:default-cell-style-name="ce13">
              <table:table-cell>
                <text:p>Minimum VE size</text:p>
              </table:table-cell>
              <table:table-cell>
                <text:p>trivial</text:p>
              </table:table-cell>
              <table:table-cell>
                <text:p>medium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de By Side Part 2</text:p>
          </draw:text-box>
        </draw:frame>
        <draw:frame draw:style-name="standard" draw:layer="layout" svg:width="21.662cm" svg:height="8.747cm" svg:x="1.4cm" svg:y="4.914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2" table:default-cell-style-name="ce12">
              <table:table-cell>
                <text:p><text:span text:style-name="T2">Feature</text:span></text:p>
              </table:table-cell>
              <table:table-cell>
                <text:p><text:span text:style-name="T2">Docker</text:span></text:p>
              </table:table-cell>
              <table:table-cell>
                <text:p><text:span text:style-name="T2">Vagrant</text:span></text:p>
              </table:table-cell>
            </table:table-row>
            <table:table-row table:style-name="ro2" table:default-cell-style-name="ce13">
              <table:table-cell>
                <text:p>Performance</text:p>
              </table:table-cell>
              <table:table-cell>
                <text:p>fast</text:p>
              </table:table-cell>
              <table:table-cell>
                <text:p>fast</text:p>
              </table:table-cell>
            </table:table-row>
            <table:table-row table:style-name="ro2" table:default-cell-style-name="ce13">
              <table:table-cell>
                <text:p>Run on major OSes</text:p>
              </table:table-cell>
              <table:table-cell>
                <text:p>virtually</text:p>
              </table:table-cell>
              <table:table-cell>
                <text:p>yes</text:p>
              </table:table-cell>
            </table:table-row>
            <table:table-row table:style-name="ro2" table:default-cell-style-name="ce13">
              <table:table-cell>
                <text:p>Boot speed</text:p>
              </table:table-cell>
              <table:table-cell>
                <text:p>fast</text:p>
              </table:table-cell>
              <table:table-cell>
                <text:p>slow</text:p>
              </table:table-cell>
            </table:table-row>
            <table:table-row table:style-name="ro2" table:default-cell-style-name="ce13">
              <table:table-cell>
                <text:p>Create users</text:p>
              </table:table-cell>
              <table:table-cell>
                <text:p>complex</text:p>
              </table:table-cell>
              <table:table-cell>
                <text:p>yes</text:p>
              </table:table-cell>
            </table:table-row>
            <table:table-row table:style-name="ro2" table:default-cell-style-name="ce13">
              <table:table-cell>
                <text:p>Isolation from host OS</text:p>
              </table:table-cell>
              <table:table-cell>
                <text:p>possible</text:p>
              </table:table-cell>
              <table:table-cell>
                <text:p>ensured</text:p>
              </table:table-cell>
            </table:table-row>
            <table:table-row table:style-name="ro2" table:default-cell-style-name="ce13">
              <table:table-cell>
                <text:p>Require root on host OS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2" table:default-cell-style-name="ce13">
              <table:table-cell>
                <text:p>Run command complexity</text:p>
              </table:table-cell>
              <table:table-cell>
                <text:p>complex</text:p>
              </table:table-cell>
              <table:table-cell>
                <text:p>simple</text:p>
              </table:table-cell>
            </table:table-row>
            <table:table-row table:style-name="ro2" table:default-cell-style-name="ce13">
              <table:table-cell>
                <text:p>Use GUI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ese are great technologies and you should use them.</text:p>
                <text:p/>
                <text:p>And, it's pretty easy to convert a Dockerfile to an equivalent Vagrantfile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7.366cm" presentation:class="title" presentation:user-transformed="tru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-width="0.508cm" draw:marker-end="Arrow" draw:marker-end-width="0.813cm" draw:fill="none" draw:fill-gradient-name="Gradient_20_4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eke wander</meta:initial-creator>
    <meta:creation-date>2017-10-31T14:55:21.324735583</meta:creation-date>
    <dc:date>2017-11-02T17:48:16.248374968</dc:date>
    <dc:creator>zeke wander</dc:creator>
    <meta:editing-duration>PT7H53M23S</meta:editing-duration>
    <meta:editing-cycles>13</meta:editing-cycles>
    <meta:generator>LibreOffice/4.2.8.2$Linux_X86_64 LibreOffice_project/420m0$Build-2</meta:generator>
    <meta:document-statistic meta:object-count="139"/>
  </office:meta>
</office:document-meta>
</file>